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DD069CCC15399A1.png" manifest:media-type="image/png"/>
  <manifest:file-entry manifest:full-path="Pictures/1000000000000556000003000A497EE1090760B2.png" manifest:media-type="image/png"/>
  <manifest:file-entry manifest:full-path="Pictures/100000000000055600000300635D1E9E09ECFD29.png" manifest:media-type="image/png"/>
  <manifest:file-entry manifest:full-path="Pictures/10000000000005560000030022FDE2602370CE74.png" manifest:media-type="image/png"/>
  <manifest:file-entry manifest:full-path="Pictures/100000000000055600000300449A2F94C0A46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852in" svg:y="-0.0618in" svg:width="11.9465in" svg:height="6.7165in" draw:z-index="0"><draw:image xlink:href="Pictures/100000000000055600000300449A2F94C0A462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4.2291in" svg:height="8in" draw:z-index="1"><draw:image xlink:href="Pictures/10000000000005560000030022FDE2602370CE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width="14.2291in" svg:height="8in" draw:z-index="2"><draw:image xlink:href="Pictures/1000000000000556000003000A497EE1090760B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4" text:anchor-type="char" svg:width="14.2291in" svg:height="8in" draw:z-index="3"><draw:image xlink:href="Pictures/100000000000055600000300EDD069CCC15399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width="14.2291in" svg:height="8in" draw:z-index="4"><draw:image xlink:href="Pictures/100000000000055600000300635D1E9E09ECFD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22:21:20.058062509</meta:creation-date>
    <dc:date>2023-01-17T09:21:15.998963485</dc:date>
    <meta:editing-duration>PT11M14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